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libri" svg:font-family="Calibri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39in" style:contextual-spacing="false" fo:line-height="115%"/>
      <style:text-properties officeooo:paragraph-rsid="0002fd85"/>
    </style:style>
    <style:style style:name="P2" style:family="paragraph" style:parent-style-name="Standard">
      <style:paragraph-properties fo:margin-top="0in" fo:margin-bottom="0.139in" style:contextual-spacing="false" fo:line-height="115%"/>
      <style:text-properties officeooo:paragraph-rsid="00052ac4"/>
    </style:style>
    <style:style style:name="P3" style:family="paragraph" style:parent-style-name="Standard">
      <style:paragraph-properties fo:margin-top="0in" fo:margin-bottom="0.139in" style:contextual-spacing="false" fo:line-height="115%"/>
      <style:text-properties style:font-name="Calibri" fo:font-size="11pt" fo:language="en" fo:country="none" fo:font-weight="normal" style:font-size-asian="11pt" style:font-weight-asian="normal"/>
    </style:style>
    <style:style style:name="P4" style:family="paragraph" style:parent-style-name="Standard">
      <style:paragraph-properties fo:margin-top="0in" fo:margin-bottom="0.139in" style:contextual-spacing="false" fo:line-height="115%"/>
      <style:text-properties style:font-name="Calibri" fo:font-size="11pt" fo:language="en" fo:country="none" fo:font-weight="normal" officeooo:paragraph-rsid="0002fd85" style:font-size-asian="11pt" style:font-weight-asian="normal"/>
    </style:style>
    <style:style style:name="P5" style:family="paragraph" style:parent-style-name="Standard">
      <style:paragraph-properties fo:margin-top="0in" fo:margin-bottom="0.139in" style:contextual-spacing="false" fo:line-height="115%"/>
      <style:text-properties style:font-name="Calibri" fo:font-size="11pt" fo:language="en" fo:country="none" fo:font-weight="bold" style:font-size-asian="11pt" style:font-weight-asian="bold"/>
    </style:style>
    <style:style style:name="P6" style:family="paragraph" style:parent-style-name="Standard" style:master-page-name="Standard">
      <style:paragraph-properties fo:margin-top="0in" fo:margin-bottom="0.139in" style:contextual-spacing="false" fo:line-height="115%" style:page-number="auto"/>
      <style:text-properties officeooo:paragraph-rsid="0002fd85"/>
    </style:style>
    <style:style style:name="T1" style:family="text">
      <style:text-properties style:font-name="Calibri" fo:font-size="11pt" fo:language="en" fo:country="none" style:font-size-asian="11pt"/>
    </style:style>
    <style:style style:name="T2" style:family="text">
      <style:text-properties style:font-name="Calibri" fo:font-size="11pt" fo:language="en" fo:country="none" officeooo:rsid="000177e3" style:font-size-asian="11pt"/>
    </style:style>
    <style:style style:name="T3" style:family="text">
      <style:text-properties style:font-name="Calibri" fo:font-size="11pt" fo:language="en" fo:country="none" officeooo:rsid="0002fd85" style:font-size-asian="11pt"/>
    </style:style>
    <style:style style:name="T4" style:family="text">
      <style:text-properties style:font-name="Calibri" fo:font-size="11pt" fo:language="en" fo:country="none" officeooo:rsid="0003d189" style:font-size-asian="11pt"/>
    </style:style>
    <style:style style:name="T5" style:family="text">
      <style:text-properties style:font-name="Calibri" fo:font-size="11pt" fo:language="en" fo:country="none" officeooo:rsid="00052ac4" style:font-size-asian="11pt"/>
    </style:style>
    <style:style style:name="T6" style:family="text">
      <style:text-properties style:font-name="Calibri" fo:font-size="11pt" fo:language="en" fo:country="none" officeooo:rsid="00055999" style:font-size-asian="11pt"/>
    </style:style>
    <style:style style:name="T7" style:family="text">
      <style:text-properties style:font-name="Calibri" fo:font-size="11pt" fo:language="en" fo:country="none" fo:font-weight="bold" style:font-size-asian="11pt" style:font-weight-asian="bold"/>
    </style:style>
    <style:style style:name="T8" style:family="text">
      <style:text-properties style:font-name="Calibri" fo:font-size="11pt" fo:language="en" fo:country="none" fo:font-weight="bold" officeooo:rsid="000250f2" style:font-size-asian="11pt" style:font-weight-asian="bold"/>
    </style:style>
    <style:style style:name="T9" style:family="text">
      <style:text-properties style:font-name="Calibri" fo:font-size="11pt" fo:language="en" fo:country="none" fo:font-weight="bold" officeooo:rsid="0002fd85" style:font-size-asian="11pt" style:font-weight-asian="bold"/>
    </style:style>
    <style:style style:name="T10" style:family="text">
      <style:text-properties style:font-name="Calibri" fo:font-size="11pt" fo:language="en" fo:country="none" fo:font-weight="bold" officeooo:rsid="00031e8f" style:font-size-asian="11pt" style:font-weight-asian="bold"/>
    </style:style>
    <style:style style:name="T11" style:family="text">
      <style:text-properties style:font-name="Calibri" fo:font-size="11pt" fo:language="en" fo:country="none" fo:font-weight="bold" officeooo:rsid="0003d189" style:font-size-asian="11pt" style:font-weight-asian="bold"/>
    </style:style>
    <style:style style:name="T12" style:family="text">
      <style:text-properties style:font-name="Calibri" fo:font-size="11pt" fo:language="en" fo:country="none" fo:font-weight="normal" officeooo:rsid="00031e8f" style:font-size-asian="11pt" style:font-weight-asian="normal"/>
    </style:style>
    <style:style style:name="T13" style:family="text">
      <style:text-properties style:font-name="Calibri" fo:font-size="11pt" fo:language="en" fo:country="none" fo:font-weight="normal" officeooo:rsid="0003d189" style:font-size-asian="11pt" style:font-weight-asian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The </text:span><text:span text:style-name="T2">E</text:span><text:span text:style-name="T1">lementary and </text:span><text:span text:style-name="T2">S</text:span><text:span text:style-name="T1">econdary </text:span><text:span text:style-name="T2">E</text:span><text:span text:style-name="T1">ducation </text:span><text:span text:style-name="T2">Act (ESEA) of 1965 </text:span><text:span text:style-name="T1">at its peak exponentially multiplied the duties and budget of the </text:span><text:span text:style-name="T2">D</text:span><text:span text:style-name="T1">epartment of </text:span><text:span text:style-name="T2">H</text:span><text:span text:style-name="T1">ealth, </text:span><text:span text:style-name="T2">E</text:span><text:span text:style-name="T1">ducation and </text:span><text:span text:style-name="T2">W</text:span><text:span text:style-name="T1">elfare</text:span><text:span text:style-name="T2">'s</text:span><text:span text:style-name="T1"> </text:span><text:span text:style-name="T2">O</text:span><text:span text:style-name="T1">ffice of </text:span><text:span text:style-name="T2">E</text:span><text:span text:style-name="T1">ducation. <text:s/>Chiefly, <text:s/>ESEA provided significant Federal aid to school districts <text:s/>with large numbers of low income students. ESEA had significant success and provided local schools <text:s/></text:span><text:span text:style-name="T2">needed assistance</text:span><text:span text:style-name="T1"> and </text:span><text:span text:style-name="T3">its greatest contribution was in providing <text:s/></text:span><text:span text:style-name="T1">the Federal government </text:span><text:span text:style-name="T3">the </text:span><text:span text:style-name="T1">leverage </text:span><text:span text:style-name="T3">it needed </text:span><text:span text:style-name="T1">to force the southern schools to desegregate. <text:s/></text:span><text:span text:style-name="T3">Since 1965, </text:span><text:span text:style-name="T1">ESEA was </text:span><text:span text:style-name="T3">roughly </text:span><text:span text:style-name="T1">reauthorized </text:span><text:span text:style-name="T3">every six years with very modest </text:span><text:span text:style-name="T1">incremenetal </text:span><text:span text:style-name="T3">changes until the </text:span><text:span text:style-name="T1">Clinton administration. <text:s/>ESEA captured the policy ethos of the time and became the model for future legislation. <text:s/>To varying degrees it result</text:span><text:span text:style-name="T2">ed</text:span><text:span text:style-name="T1"> in pieces of legislation primarily focused to foster educational equality for all social groups. <text:s/>Including the </text:span><text:span text:style-name="T2">E</text:span><text:span text:style-name="T1">conomic of </text:span><text:span text:style-name="T2">O</text:span><text:span text:style-name="T1">pportunity </text:span><text:span text:style-name="T2">A</text:span><text:span text:style-name="T1">ct of 1964 that authorized </text:span><text:span text:style-name="T2">the H</text:span><text:span text:style-name="T1">ead </text:span><text:span text:style-name="T2">S</text:span><text:span text:style-name="T1">tart </text:span><text:span text:style-name="T2">initiative</text:span><text:span text:style-name="T1">.</text:span></text:p>
      <text:p text:style-name="P1"><text:span text:style-name="T9">Shortly after its inception, and as ea</text:span><text:span text:style-name="T7">rly as 1967, both conservative and liberal critics expressed concerns that </text:span><text:span text:style-name="T9">f</text:span><text:span text:style-name="T7">ederal funding did not provide rewards <text:s/>for educating students nor consequences for failing to educate them. Ther</text:span><text:span text:style-name="T8">m</text:span><text:span text:style-name="T7">strom </text:span><text:span text:style-name="T8">and Thermstrom </text:span><text:span text:style-name="T7">(2003) <text:s/>write, <text:s/>Senator Robert kennedy was so concerned that the Federal government <text:s/>would pour money into schools <text:s/>to help low income students without actually helping low income students that he told the </text:span><text:span text:style-name="T10">U</text:span><text:span text:style-name="T7">.S. </text:span><text:span text:style-name="T10">C</text:span><text:span text:style-name="T7">ommissioner of </text:span><text:span text:style-name="T10">E</text:span><text:span text:style-name="T7">ducation that he wanted to amend ESEA "</text:span><text:span text:style-name="T10">because it</text:span><text:span text:style-name="T7"> doesn't </text:span><text:span text:style-name="T10">a</text:span><text:span text:style-name="T7">ny way of </text:span><text:span text:style-name="T10">educat</text:span><text:span text:style-name="T11">ing</text:span><text:span text:style-name="T10">e </text:span><text:span text:style-name="T7">those damned educators like you , Fank. and we </text:span><text:span text:style-name="T11">really ought to </text:span><text:span text:style-name="T7">have some sort of evalutaion in there. “ Unfortunately, <text:s/>kennedy</text:span><text:span text:style-name="T11">'s</text:span><text:span text:style-name="T7"> call for accountability was not realized and until 2002 the Federal government provided funds with no assurance that children were benefiting from federal educational programs (thermstron </text:span><text:span text:style-name="T10">and thermstrom</text:span><text:span text:style-name="T7">). </text:span><text:span text:style-name="T12">As this suggest ,the later politics of schooling </text:span><text:span text:style-name="T13">pn the federal </text:span><text:span text:style-name="T12">level involved increasing imputs with few attempst to measure program effectiveness.</text:span></text:p>
      <text:p text:style-name="P2"><text:span text:style-name="T4">Overtime</text:span><text:span text:style-name="T1">, </text:span><text:span text:style-name="T2">a large number of reformers gradually </text:span><text:span text:style-name="T5">reached the</text:span><text:span text:style-name="T2"> consensus that ESEA and education policy was flawed for</text:span><text:span text:style-name="T1"> disregard</text:span><text:span text:style-name="T2">ing</text:span><text:span text:style-name="T1"> measurable educational outcomes </text:span><text:span text:style-name="T5">as suggested by Kennedy. E</text:span><text:span text:style-name="T1">ven teachers unions and other </text:span><text:span text:style-name="T5">d</text:span><text:span text:style-name="T1">efenders of the status quo </text:span><text:span text:style-name="T5">(on both the right and left of American politics)</text:span><text:span text:style-name="T1">, who rejected accountability measures for year</text:span><text:span text:style-name="T5">s</text:span><text:span text:style-name="T1">, eventually came to accept the idea that academic performance should be measured by achievement tests, completion rates, and <text:s/>international comparisons and eventually called for benchmarking success of American schools </text:span><text:span text:style-name="T5">based on outputs rathe than inputs (funding, access, and new programs)</text:span><text:span text:style-name="T1">. </text:span><text:span text:style-name="T5"><text:s/>Because</text:span><text:span text:style-name="T1"> benchmark</text:span><text:span text:style-name="T5">s require standards, the empasis and political disscourse shifted toward</text:span><text:span text:style-name="T1"> <text:s/>performance standards </text:span><text:span text:style-name="T5">and testing</text:span><text:span text:style-name="T1">. </text:span><text:span text:style-name="T5">Although Standards based education is a marked improvement and a very important component of accountablity, </text:span><text:span text:style-name="T6">it has become too narrow in scope and does not focus </text:span><text:span text:style-name="T1">on how to get there.</text:span><text:span text:style-name="T6"> </text:span></text:p>
      <text:p text:style-name="P4"/>
      <text:p text:style-name="P5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Calibri" svg:font-family="Calibri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print-date>2014-02-20T09:53:59.914000000</meta:print-date>
    <dc:date>2014-03-14T10:29:31.523000000</dc:date>
    <meta:generator>LibreOffice/4.1.4.2$Windows_x86 LibreOffice_project/0a0440ccc0227ad9829de5f46be37cfb6edcf72</meta:generator>
    <meta:document-statistic meta:table-count="0" meta:image-count="0" meta:object-count="0" meta:page-count="1" meta:paragraph-count="3" meta:word-count="436" meta:character-count="2944" meta:non-whitespace-character-count="2492"/>
  </office:meta>
</office:document-meta>
</file>